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4588" calcext:value-type="float">
            <text:p>23.75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371144153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6" meta:object-count="0"/>
    <meta:user-defined meta:name="AppVersion">3.0</meta:user-defined>
  </office:meta>
</office:document-meta>
</file>